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23.4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438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מגורים רב קומות "מגדלי דוד"</text:span></text:p>
      <text:p text:style-name="P10"/>
      <text:p text:style-name="Standard"><text:span text:style-name="T4">כתובת</text:span><text:span text:style-name="T3"> </text:span><text:span text:style-name="T4"><text:s text:c="2"/></text:span><text:span text:style-name="T1">הנחשול 36 ראשון לציון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/></text:span></text:p>
      <text:p text:style-name="P4"/>
      <text:p text:style-name="Standard"><text:span text:style-name="T4">מיקום מפסק זרם ראשי</text:span><text:span text:style-name="T1"> <text:s/>לובי קומת קרקע, פאנל כבאים <text:s text:c="9"/>חדר חשמל ראשי חניון -1 .</text:span></text:p>
      <text:p text:style-name="P4"/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סמוך לרחבת כיבוי אש צד צפון מערב . <text:s/>ובסמוך לרחבת היערכות </text:span></text:p>
      <text:p text:style-name="Standard"><text:span text:style-name="T1"><text:s text:c="115"/>צד דרום מזרחי.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2"><text:bookmark-start text:name="_GoBack"/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<text:bookmark-end text:name="_GoBack"/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6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חצר צד דרום מזרח </text:span></text:p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קיים מרתף חניה - קומה -1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גנרטור נמצא בקומת קרקע בחלקו הדרומי של הבניין 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– <text:s/>מפלס <text:s/>1- חניון . 20 מ"ק מים לחירום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טכני קומה 15.</text:span>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3</meta:editing-cycles>
    <meta:print-date>2012-01-05T11:00:00</meta:print-date>
    <meta:creation-date>2014-04-23T06:19:00</meta:creation-date>
    <dc:date>2014-04-23T06:19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1" meta:paragraph-count="51" meta:word-count="184" meta:character-count="16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